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97408"/>
    </style:style>
    <style:style style:name="P2" style:family="paragraph" style:parent-style-name="Standard">
      <style:text-properties fo:font-weight="bold" officeooo:paragraph-rsid="00197408" style:font-weight-asian="bold" style:font-weight-complex="bold"/>
    </style:style>
    <style:style style:name="P3" style:family="paragraph" style:parent-style-name="Standard">
      <style:text-properties fo:font-weight="normal" officeooo:rsid="00197408" officeooo:paragraph-rsid="00197408" style:font-weight-asian="normal" style:font-weight-complex="normal"/>
    </style:style>
    <style:style style:name="P4" style:family="paragraph" style:parent-style-name="Standard">
      <style:text-properties fo:font-weight="normal" officeooo:rsid="00197408" officeooo:paragraph-rsid="0019e161" style:font-weight-asian="normal" style:font-weight-complex="normal"/>
    </style:style>
    <style:style style:name="P5" style:family="paragraph" style:parent-style-name="Standard">
      <style:text-properties fo:font-weight="bold" officeooo:rsid="00197408" officeooo:paragraph-rsid="00197408" style:font-weight-asian="bold" style:font-weight-complex="bold"/>
    </style:style>
    <style:style style:name="P6" style:family="paragraph" style:parent-style-name="Standard">
      <style:text-properties fo:font-weight="bold" officeooo:rsid="00197408" officeooo:paragraph-rsid="0019e161" style:font-weight-asian="bold" style:font-weight-complex="bold"/>
    </style:style>
    <style:style style:name="T1" style:family="text">
      <style:text-properties officeooo:rsid="00197408"/>
    </style:style>
    <style:style style:name="T2" style:family="text">
      <style:text-properties fo:font-weight="bold" officeooo:rsid="00197408" style:font-weight-asian="bold" style:font-weight-complex="bold"/>
    </style:style>
    <style:style style:name="T3" style:family="text">
      <style:text-properties fo:font-weight="normal" officeooo:rsid="00197408" style:font-weight-asian="normal" style:font-weight-complex="normal"/>
    </style:style>
    <style:style style:name="T4" style:family="text">
      <style:text-properties officeooo:rsid="0019e1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Goal: </text:span><text:span text:style-name="T1">I would like to write a paper that discusses implementation of coding algorithms on the cloud.</text:span></text:p>
      <text:p text:style-name="P2"><text:span text:style-name="T1">Usefulness: </text:span><text:span text:style-name="T3">I don't know why this would be useful but I will have to look into it.</text:span></text:p>
      <text:p text:style-name="P2"><text:span text:style-name="T1">Resources: </text:span><text:span text:style-name="T3">I would like to implement everything on hadoop and python. <text:s/>I will have to read about that as well.</text:span></text:p>
      <text:p text:style-name="P3"/>
      <text:p text:style-name="P3"/>
      <text:p text:style-name="P6"><text:span text:style-name="T4">By the end of this project I would like to learn the following:</text:span></text:p>
      <text:p text:style-name="P4"><text:span text:style-name="T4">1. How to use git hub (at least on Linux)</text:span></text:p>
      <text:p text:style-name="P4"><text:span text:style-name="T4">2. What is Map Reduce Theoretically?</text:span></text:p>
      <text:p text:style-name="P4"><text:span text:style-name="T4">3. How to do a simple algorithm on the cloud.</text:span></text:p>
      <text:p text:style-name="P3"/>
      <text:p text:style-name="P3"/>
      <text:p text:style-name="P5">References:</text:p>
      <text:p text:style-name="P3">[1] How to write a great research paper by microsoft</text:p>
      <text:p text:style-name="P3">[2] Data intensive text processing with mapreduce book final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fez </meta:initial-creator>
    <meta:creation-date>2013-11-14T16:26:10</meta:creation-date>
    <dc:date>2013-11-14T16:30:38</dc:date>
    <dc:creator>Hafez </dc:creator>
    <meta:editing-duration>P0D</meta:editing-duration>
    <meta:editing-cycles>2</meta:editing-cycles>
    <meta:generator>LibreOffice/4.0.2.2$Linux_X86_64 LibreOffice_project/400m0$Build-2</meta:generator>
    <meta:document-statistic meta:table-count="0" meta:image-count="0" meta:object-count="0" meta:page-count="1" meta:paragraph-count="10" meta:word-count="113" meta:character-count="600" meta:non-whitespace-character-count="496"/>
  </office:meta>
</office:document-meta>
</file>